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2c43" officeooo:paragraph-rsid="00102c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 DE MIP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20:16:36.415683177</meta:creation-date>
    <dc:date>2017-09-29T20:38:09.352016639</dc:date>
    <meta:editing-duration>PT21M39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5.4.1.2.0$Linux_X86_64 LibreOffice_project/40m0$Build-2</meta:generator>
  </office:meta>
</office:document-meta>
</file>